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27cm" svg:x="8.874cm" svg:y="1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2.54cm" svg:height="1.27cm" svg:x="16.113cm" svg:y="3.476cm">
          <text:p text:style-name="P1"><text:span text:style-name="T1">Alert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27cm" svg:x="6.27cm" svg:y="3.54cm">
          <text:p text:style-name="P1"><text:span text:style-name="T1">Scanner de</text:span></text:p>
          <text:p text:style-name="P1"><text:span text:style-name="T1">program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27cm" svg:x="1.19cm" svg:y="3.476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11.16cm" svg:y="3.413cm">
          <text:p text:style-name="P1"><text:span text:style-name="T1">Revendeu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144cm" svg:y1="2.27cm" svg:x2="2.46cm" svg:y2="3.476cm" draw:start-shape="id1" draw:start-glue-point="2" draw:end-shape="id2" svg:d="M10144 2270v603h-7684v603" svg:viewBox="0 0 7685 1207">
          <text:p/>
        </draw:connector>
        <draw:connector draw:style-name="gr2" draw:text-style-name="P1" draw:layer="layout" svg:x1="7.54cm" svg:y1="3.54cm" svg:x2="10.144cm" svg:y2="2.27cm" draw:start-shape="id3" draw:start-glue-point="0" draw:end-shape="id1" draw:end-glue-point="2" svg:d="M7540 3540v-635h2604v-635" svg:viewBox="0 0 2605 1271">
          <text:p/>
        </draw:connector>
        <draw:connector draw:style-name="gr2" draw:text-style-name="P1" draw:layer="layout" svg:x1="12.43cm" svg:y1="3.413cm" svg:x2="10.144cm" svg:y2="2.27cm" draw:start-shape="id4" draw:start-glue-point="0" draw:end-shape="id1" draw:end-glue-point="2" svg:d="M12430 3413v-571h-2286v-572" svg:viewBox="0 0 2287 1144">
          <text:p/>
        </draw:connector>
        <draw:connector draw:style-name="gr2" draw:text-style-name="P1" draw:layer="layout" svg:x1="17.383cm" svg:y1="3.476cm" svg:x2="10.144cm" svg:y2="2.27cm" draw:start-shape="id5" draw:start-glue-point="0" draw:end-shape="id1" svg:d="M17383 3476v-603h-7239v-603" svg:viewBox="0 0 7240 12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6:16.731670087</meta:creation-date>
    <dc:date>2015-05-24T17:04:30.552093013</dc:date>
    <meta:editing-duration>PT18M12S</meta:editing-duration>
    <meta:editing-cycles>3</meta:editing-cycles>
    <meta:generator>LibreOffice/4.3.7.2$Linux_X86_64 LibreOffice_project/430m0$Build-2</meta:generator>
    <meta:document-statistic meta:object-count="9"/>
  </office:meta>
</office:document-meta>
</file>